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ela2" style:family="table">
      <style:table-properties style:width="6.496cm" fo:margin-left="5.408cm" table:align="left"/>
    </style:style>
    <style:style style:name="Tabela2.A" style:family="table-column">
      <style:table-column-properties style:column-width="2.792cm"/>
    </style:style>
    <style:style style:name="Tabela2.B" style:family="table-column">
      <style:table-column-properties style:column-width="0.912cm"/>
    </style:style>
    <style:style style:name="Tabela2.C" style:family="table-column">
      <style:table-column-properties style:column-width="0.882cm"/>
    </style:style>
    <style:style style:name="Tabela2.E" style:family="table-column">
      <style:table-column-properties style:column-width="0.998cm"/>
    </style:style>
    <style:style style:name="Tabela2.A1" style:family="table-cell">
      <style:table-cell-properties fo:padding="0.049cm" fo:border-left="0.05pt solid #999999" fo:border-right="none" fo:border-top="0.05pt solid #999999" fo:border-bottom="0.05pt solid #999999" style:writing-mode="page"/>
    </style:style>
    <style:style style:name="Tabela2.D1" style:family="table-cell">
      <style:table-cell-properties fo:padding="0.049cm" fo:border="0.05pt solid #999999" style:writing-mode="page"/>
    </style:style>
    <style:style style:name="Tabela2.A2" style:family="table-cell">
      <style:table-cell-properties fo:padding="0.049cm" fo:border-left="0.05pt solid #999999" fo:border-right="none" fo:border-top="none" fo:border-bottom="0.05pt solid #999999" style:writing-mode="page"/>
    </style:style>
    <style:style style:name="Tabela2.E2" style:family="table-cell">
      <style:table-cell-properties fo:padding="0.049cm" fo:border-left="0.05pt solid #999999" fo:border-right="0.05pt solid #999999" fo:border-top="none" fo:border-bottom="0.05pt solid #999999" style:writing-mode="page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font-weight="normal" officeooo:paragraph-rsid="0027114d" style:font-weight-asian="normal" style:font-weight-complex="normal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bold" officeooo:rsid="003db833" officeooo:paragraph-rsid="003ee466" style:font-weight-asian="bold" style:font-weight-complex="bold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style:text-underline-style="none" fo:font-weight="bold" style:font-weight-asian="bold" style:font-weight-complex="bold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line-height="115%" fo:text-align="justify" style:justify-single-word="false" style:writing-mode="lr-tb"/>
    </style:style>
    <style:style style:name="P6" style:family="paragraph" style:parent-style-name="Text_20_body">
      <style:paragraph-properties fo:line-height="115%" fo:text-align="center" style:justify-single-word="false" style:writing-mode="lr-tb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normal" style:font-weight-asian="normal" style:font-weight-complex="normal"/>
    </style:style>
    <style:style style:name="P8" style:family="paragraph" style:parent-style-name="Text_20_body" style:list-style-name="WWNum2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9" style:family="paragraph" style:parent-style-name="Text_20_body" style:list-style-name="WWNum3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officeooo:paragraph-rsid="0041f68a"/>
    </style:style>
    <style:style style:name="P11" style:family="paragraph" style:parent-style-name="Text_20_body">
      <style:paragraph-properties fo:text-align="justify" style:justify-single-word="false" fo:hyphenation-ladder-count="no-limit" fo:hyphenation-keep="auto" loext:hyphenation-keep-type="column" loext:hyphenation-keep-line="false" style:writing-mode="lr-tb"/>
      <style:text-properties style:font-name="Liberation Serif" fo:font-weight="bold" style:font-weight-asian="bold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text-align="center" style:justify-single-word="false" fo:hyphenation-ladder-count="no-limit" fo:hyphenation-keep="auto" loext:hyphenation-keep-type="column" loext:hyphenation-keep-line="false" fo:break-before="page" style:writing-mode="lr-tb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1f956b" officeooo:paragraph-rsid="001f956b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1f956b" officeooo:paragraph-rsid="003c90d8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2714d1" officeooo:paragraph-rsid="002912c2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officeooo:paragraph-rsid="002912c2" fo:background-color="#ffff00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officeooo:rsid="003d167f" officeooo:paragraph-rsid="003d167f" fo:background-color="#ffff00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officeooo:rsid="002714d1" officeooo:paragraph-rsid="002912c2" fo:background-color="#ffff00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officeooo:rsid="0045454b" officeooo:paragraph-rsid="0045454b" fo:background-color="#ffff00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officeooo:rsid="002f3022" officeooo:paragraph-rsid="002f3022" fo:background-color="#ffff00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officeooo:rsid="0045fa6d" officeooo:paragraph-rsid="0045fa6d" fo:background-color="#ffff00"/>
    </style:style>
    <style:style style:name="P22" style:family="paragraph" style:parent-style-name="Text_20_body" style:list-style-name="L2">
      <style:paragraph-properties fo:text-align="justify" style:justify-single-word="false"/>
      <style:text-properties officeooo:rsid="003d167f" officeooo:paragraph-rsid="003d167f" fo:background-color="#bbe33d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rsid="0043802b" officeooo:paragraph-rsid="0043802b" fo:background-color="#ffff00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2153d0" officeooo:paragraph-rsid="00324d10"/>
    </style:style>
    <style:style style:name="T1" style:family="text">
      <style:text-properties style:font-name="Liberation Serif" fo:font-weight="normal" style:font-weight-asian="normal" style:font-weight-complex="normal"/>
    </style:style>
    <style:style style:name="T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3c90d8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7114d" style:font-weight-asian="bold" style:font-weight-complex="bold"/>
    </style:style>
    <style:style style:name="T8" style:family="text">
      <style:text-properties style:font-name="Liberation Serif" style:text-underline-style="none" fo:font-weight="bold" style:font-weight-asian="bold" style:font-weight-complex="bold"/>
    </style:style>
    <style:style style:name="T9" style:family="text">
      <style:text-properties style:font-name="Liberation Serif" style:text-underline-style="none" fo:font-weight="normal" style:font-weight-asian="normal" style:font-weight-complex="normal"/>
    </style:style>
    <style:style style:name="T10" style:family="text">
      <style:text-properties style:font-name="Liberation Serif" style:text-underline-style="none" fo:font-weight="normal" officeooo:rsid="003c90d8" style:font-weight-asian="normal" style:font-weight-complex="normal"/>
    </style:style>
    <style:style style:name="T11" style:family="text">
      <style:text-properties style:font-name="Liberation Serif" style:text-underline-style="none" fo:font-weight="bold" officeooo:rsid="003c90d8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d167f"/>
    </style:style>
    <style:style style:name="T14" style:family="text">
      <style:text-properties fo:font-weight="bold" officeooo:rsid="003c90d8" style:font-weight-asian="bold" style:font-weight-complex="bold"/>
    </style:style>
    <style:style style:name="T15" style:family="text">
      <style:text-properties officeooo:rsid="004662ef"/>
    </style:style>
    <style:style style:name="T16" style:family="text">
      <style:text-properties officeooo:rsid="001f956b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 da dupla</text:p>
      <text:p text:style-name="P1"/>
      <text:p text:style-name="P2">Henrique Rodrigues Lima - 20193009473</text:p>
      <text:p text:style-name="P2">Caio Fernandes Lott Primola - 20193001742</text:p>
      <text:p text:style-name="P3"/>
      <text:p text:style-name="P4">O relatório deve ser enviado no formato PDF, outros formatos não serão aceitos.</text:p>
      <text:p text:style-name="P5"><text:span text:style-name="T1">Toda vez que for solicitado um </text:span><text:span text:style-name="T2">print</text:span><text:span text:style-name="T1"> da tela, você deve realçar (destacar com alguma cor diferente), na imagem, o conteúdo que se deseja mostrar. Além disso, deve-se explicar textualmente o que está sendo destacado. Se isso não for feito, a resposta da questão não será considerada.</text:span></text:p>
      <text:p text:style-name="P4">Para fazer esta atividade, você precisará dos programas: me6-semaphore.c <text:span text:style-name="T3">e </text:span>me7-mutex.</text:p>
      <text:p text:style-name="P4"/>
      <text:p text:style-name="P6">Fundamentos teóricos</text:p>
      <text:p text:style-name="P7">Três pontos devem ser levados em conta quando se implementa um método de exclusão mútua de acesso à seção crítica, são eles:</text:p>
      <text:p text:style-name="P5"><text:span text:style-name="T4">Eficiência</text:span><text:span text:style-name="T5"> </text:span></text:p>
      <text:list text:style-name="WWNum2">
        <text:list-item>
          <text:p text:style-name="P8">Se as tarefas esperam pelo recurso sem utilizar o processador, então o método é eficiente. Caso contrário, ou seja, se há uma espera pelo recurso ocupando o processador, então o método não é eficiente.</text:p>
        </text:list-item>
      </text:list>
      <text:p text:style-name="P5"><text:span text:style-name="T4">Justiça</text:span><text:span text:style-name="T5"> </text:span></text:p>
      <text:list text:style-name="WWNum3">
        <text:list-item>
          <text:p text:style-name="P9">Deve haver uma <text:s/>garantia de ordem no acesso à seção crítica. Se uma tarefa puder entrar e sair da seção crítica várias vezes, antes que outras tarefas consigam acessá-la, então o método não é justo. </text:p>
        </text:list-item>
      </text:list>
      <text:p text:style-name="P5"><text:span text:style-name="T4">Independência</text:span><text:span text:style-name="T5"> </text:span></text:p>
      <text:list text:style-name="L1">
        <text:list-item>
          <text:p text:style-name="P10">Somente as tarefas que solicitaram o acesso a seção crítica são consideradas no processo de decidir quem acessará a seção crítica. Ou seja, tarefas que não desejam o acesso à seção crítica não podem bloquear tarefas que desejam o acesso.</text:p>
        </text:list-item>
      </text:list>
      <text:p text:style-name="P11"/>
      <text:p text:style-name="P11"/>
      <text:p text:style-name="P12"><text:span text:style-name="T6">Trabalho</text:span><text:span text:style-name="T7"> prático</text:span></text:p>
      <text:list text:style-name="L2">
        <text:list-header>
          <text:p text:style-name="P13"><text:s/></text:p>
        </text:list-header>
        <text:list-item>
          <text:p text:style-name="P14">Execute e estude o<text:span text:style-name="T3">s</text:span> programa<text:span text:style-name="T3">s</text:span> <text:span text:style-name="T8">me6-semaphore.c</text:span><text:span text:style-name="T9"> </text:span><text:span text:style-name="T10">e </text:span><text:span text:style-name="T8">me7-mutex.</text:span><text:span text:style-name="T11">c</text:span><text:span text:style-name="T12">.</text:span> Responda:</text:p>
          <text:list>
            <text:list-item>
              <text:p text:style-name="P15">Avalie o método utilizado com relação aos <text:span text:style-name="T13">três</text:span> itens abaixo (marque um X na coluna correspondente).<text:span text:style-name="T12"> </text:span><text:span text:style-name="T14">Justifique suas escolhas.</text:span>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office:value-type="string">
            <text:p text:style-name="P16"/>
          </table:table-cell>
          <table:table-cell table:style-name="Tabela2.A1" table:number-columns-spanned="2" office:value-type="string">
            <text:p text:style-name="P17">Semáforo</text:p>
          </table:table-cell>
          <table:covered-table-cell/>
          <table:table-cell table:style-name="Tabela2.D1" table:number-columns-spanned="2" office:value-type="string">
            <text:p text:style-name="P17">Mutex</text:p>
          </table:table-cell>
          <table:covered-table-cell/>
        </table:table-row>
        <table:table-row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Não</text:p>
          </table:table-cell>
          <table:table-cell table:style-name="Tabela2.A2" office:value-type="string">
            <text:p text:style-name="P17">Sim</text:p>
          </table:table-cell>
          <table:table-cell table:style-name="Tabela2.E2" office:value-type="string">
            <text:p text:style-name="P17">Não</text:p>
          </table:table-cell>
        </table:table-row>
        <table:table-row>
          <table:table-cell table:style-name="Tabela2.A2" office:value-type="string">
            <text:p text:style-name="P18">Eficiência</text:p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19">X</text:p>
          </table:table-cell>
          <table:table-cell table:style-name="Tabela2.E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8">Justiça</text:p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19">X</text:p>
          </table:table-cell>
          <table:table-cell table:style-name="Tabela2.E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8">Independênci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21">X</text:p>
          </table:table-cell>
          <table:table-cell table:style-name="Tabela2.E2" office:value-type="string">
            <text:p text:style-name="P16"/>
          </table:table-cell>
        </table:table-row>
      </table:table>
      <text:list xml:id="list95454774555036" text:continue-numbering="true" text:style-name="L2">
        <text:list-item>
          <text:list>
            <text:list-header>
              <text:p text:style-name="P22"/>
            </text:list-header>
          </text:list>
        </text:list-item>
      </text:list>
      <text:list text:style-name="L3">
        <text:list-item>
          <text:list>
            <text:list-item>
              <text:p text:style-name="P23">Semáforo: <text:span text:style-name="T15">sua implementação teórica não é eficiente, pois é feita a espera ativa pela liberação do recurso. É justa por organizar as tarefas em FIFO. É independente por somente adicionar à fila se a tarefa o solicitar.</text:span></text:p>
            </text:list-item>
            <text:list-item>
              <text:p text:style-name="P23">Mutex: <text:span text:style-name="T15">diferentemente da implementação teórica do semáforo, o mutex usa a espera passiva, na qual a tarefa é suspensa e notificada quando for sua vez. Portanto, é eficiente. É justa, por também implementar uma estrutura de FIFO e é independente, por adicionar na fila por demanda.</text:span></text:p>
            </text:list-item>
          </text:list>
        </text:list-item>
      </text:list>
      <text:list text:continue-list="list95454774555036" text:style-name="L2">
        <text:list-item>
          <text:list>
            <text:list-header>
              <text:p text:style-name="P22"/>
              <text:p text:style-name="P24"><text:span text:style-name="T16"/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4H57M19S</meta:editing-duration>
    <meta:editing-cycles>26</meta:editing-cycles>
    <meta:generator>LibreOffice/25.8.2.2$Linux_X86_64 LibreOffice_project/580$Build-2</meta:generator>
    <dc:date>2025-11-03T09:51:59.382458447</dc:date>
    <meta:document-statistic meta:table-count="1" meta:image-count="0" meta:object-count="0" meta:page-count="2" meta:paragraph-count="35" meta:word-count="356" meta:character-count="2142" meta:non-whitespace-character-count="1817"/>
  </office:meta>
</office:document-meta>
</file>